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ngXian" svg:font-family="DengXian"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Abstract">
      <style:text-properties fo:background-color="transparent"/>
    </style:style>
    <style:style style:name="P2" style:family="paragraph" style:parent-style-name="Affiliation">
      <style:text-properties fo:background-color="transparent" style:font-name-asian="MS Mincho"/>
    </style:style>
    <style:style style:name="P3" style:family="paragraph" style:parent-style-name="Standard">
      <style:text-properties fo:background-color="transparent" style:font-name-asian="MS Mincho"/>
    </style:style>
    <style:style style:name="P4" style:family="paragraph" style:parent-style-name="Author">
      <style:text-properties fo:background-color="transparent" style:font-name-asian="MS Mincho"/>
    </style:style>
    <style:style style:name="P5" style:family="paragraph" style:parent-style-name="Text_20_body">
      <style:paragraph-properties fo:margin-left="0cm" fo:margin-right="0cm" fo:text-indent="0cm" style:auto-text-indent="false"/>
      <style:text-properties fo:background-color="transparent"/>
    </style:style>
    <style:style style:name="P6" style:family="paragraph" style:parent-style-name="Text_20_body">
      <style:text-properties fo:background-color="transparent"/>
    </style:style>
    <style:style style:name="P7" style:family="paragraph" style:parent-style-name="Text_20_body">
      <style:text-properties officeooo:rsid="000c776e" officeooo:paragraph-rsid="000c776e" fo:background-color="transparent"/>
    </style:style>
    <style:style style:name="P8" style:family="paragraph" style:parent-style-name="key_20_words">
      <style:text-properties fo:background-color="transparent"/>
    </style:style>
    <style:style style:name="P9" style:family="paragraph" style:parent-style-name="key_20_words">
      <style:text-properties officeooo:rsid="00068083" officeooo:paragraph-rsid="00068083" fo:background-color="transparent"/>
    </style:style>
    <style:style style:name="P10" style:family="paragraph" style:parent-style-name="paper_20_title">
      <style:text-properties fo:background-color="transparent"/>
    </style:style>
    <style:style style:name="P11" style:family="paragraph" style:parent-style-name="Text_20_body">
      <style:text-properties officeooo:paragraph-rsid="0012ea97" fo:background-color="transparent"/>
    </style:style>
    <style:style style:name="P12" style:family="paragraph" style:parent-style-name="Standard">
      <style:text-properties fo:background-color="#ff0000" style:font-name-asian="MS Mincho"/>
    </style:style>
    <style:style style:name="P13" style:family="paragraph" style:parent-style-name="Standard">
      <style:paragraph-properties fo:text-align="justify" style:justify-single-word="false"/>
    </style:style>
    <style:style style:name="P14" style:family="paragraph" style:parent-style-name="Heading_20_1">
      <style:paragraph-properties fo:margin-left="0cm" fo:margin-right="0cm" fo:text-indent="0cm" style:auto-text-indent="false"/>
      <style:text-properties officeooo:rsid="00099632" officeooo:paragraph-rsid="00099632" fo:background-color="transparent"/>
    </style:style>
    <style:style style:name="P15" style:family="paragraph" style:parent-style-name="Heading_20_1">
      <style:paragraph-properties fo:margin-left="0cm" fo:margin-right="0cm" fo:text-indent="0cm" style:auto-text-indent="false"/>
      <style:text-properties officeooo:rsid="000cbc99" officeooo:paragraph-rsid="000cbc99" fo:background-color="transparent"/>
    </style:style>
    <style:style style:name="P16" style:family="paragraph" style:parent-style-name="Heading_20_1">
      <style:paragraph-properties fo:margin-left="0cm" fo:margin-right="0cm" fo:text-indent="0cm" style:auto-text-indent="false"/>
      <style:text-properties officeooo:rsid="000de157" officeooo:paragraph-rsid="000de157" fo:background-color="transparent"/>
    </style:style>
    <style:style style:name="P17" style:family="paragraph" style:parent-style-name="references" style:list-style-name="WWNum8">
      <style:text-properties officeooo:rsid="000de157" officeooo:paragraph-rsid="000de157" fo:background-color="transparent" style:font-name-asian="MS Mincho"/>
    </style:style>
    <style:style style:name="P18" style:family="paragraph" style:parent-style-name="references">
      <style:text-properties officeooo:rsid="000de157" officeooo:paragraph-rsid="000de157" fo:background-color="transparent" style:font-name-asian="MS Mincho"/>
    </style:style>
    <style:style style:name="P19" style:family="paragraph" style:parent-style-name="references" style:list-style-name="WWNum8">
      <style:text-properties fo:background-color="transparent" style:font-name-asian="MS Mincho"/>
    </style:style>
    <style:style style:name="P20" style:family="paragraph" style:parent-style-name="references" style:list-style-name="WWNum8">
      <style:text-properties fo:background-color="transparent"/>
    </style:style>
    <style:style style:name="P21" style:family="paragraph" style:parent-style-name="references" style:list-style-name="">
      <style:paragraph-properties fo:margin-left="0.635cm" fo:margin-right="0cm" fo:text-indent="-0.635cm" style:auto-text-indent="false"/>
      <style:text-properties fo:background-color="transparent" style:language-asian="zh" style:country-asian="CN"/>
    </style:style>
    <style:style style:name="T1" style:family="text">
      <style:text-properties style:font-name-asian="MS Mincho"/>
    </style:style>
    <style:style style:name="T2" style:family="text">
      <style:text-properties officeooo:rsid="00051918" style:font-name-asian="MS Mincho"/>
    </style:style>
    <style:style style:name="T3" style:family="text">
      <style:text-properties officeooo:rsid="00068083" style:font-name-asian="MS Mincho"/>
    </style:style>
    <style:style style:name="T4" style:family="text">
      <style:text-properties officeooo:rsid="001c37e6" style:font-name-asian="MS Mincho"/>
    </style:style>
    <style:style style:name="T5" style:family="text">
      <style:text-properties fo:font-style="italic" style:font-name-asian="MS Mincho"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officeooo:rsid="000c776e" style:font-style-asian="italic" style:font-style-complex="italic"/>
    </style:style>
    <style:style style:name="T8" style:family="text">
      <style:text-properties fo:font-size="10pt" fo:font-style="normal" fo:font-weight="normal" style:font-name-asian="MS Mincho" style:font-size-asian="10pt" style:font-style-asian="normal" style:font-weight-asian="normal"/>
    </style:style>
    <style:style style:name="T9" style:family="text">
      <style:text-properties fo:font-size="10pt" fo:font-style="normal" fo:font-weight="normal" officeooo:rsid="00081428" style:font-name-asian="MS Mincho" style:font-size-asian="10pt" style:font-style-asian="normal" style:font-weight-asian="normal"/>
    </style:style>
    <style:style style:name="T10" style:family="text">
      <style:text-properties fo:font-size="10pt" fo:font-style="normal" fo:font-weight="normal" officeooo:rsid="00099632" style:font-name-asian="MS Mincho" style:font-size-asian="10pt" style:font-style-asian="normal" style:font-weight-asian="normal"/>
    </style:style>
    <style:style style:name="T11" style:family="text">
      <style:text-properties fo:font-size="10pt" fo:font-style="italic" fo:font-weight="normal" officeooo:rsid="00081428" style:font-name-asian="MS Mincho" style:font-size-asian="10pt" style:font-style-asian="italic" style:font-weight-asian="normal" style:font-style-complex="italic"/>
    </style:style>
    <style:style style:name="T12" style:family="text">
      <style:text-properties style:text-position="super 58%" style:font-name-asian="MS Mincho"/>
    </style:style>
    <style:style style:name="T13" style:family="text">
      <style:text-properties officeooo:rsid="00051918"/>
    </style:style>
    <style:style style:name="T14" style:family="text">
      <style:text-properties officeooo:rsid="00068083"/>
    </style:style>
    <style:style style:name="T15" style:family="text">
      <style:text-properties officeooo:rsid="00099632"/>
    </style:style>
    <style:style style:name="T16" style:family="text">
      <style:text-properties officeooo:rsid="0009d0c5"/>
    </style:style>
    <style:style style:name="T17" style:family="text">
      <style:text-properties officeooo:rsid="000a9f73"/>
    </style:style>
    <style:style style:name="T18" style:family="text">
      <style:text-properties officeooo:rsid="000bb41b"/>
    </style:style>
    <style:style style:name="T19" style:family="text">
      <style:text-properties officeooo:rsid="000c776e"/>
    </style:style>
    <style:style style:name="T20" style:family="text">
      <style:text-properties officeooo:rsid="000cbc99"/>
    </style:style>
    <style:style style:name="T21" style:family="text">
      <style:text-properties officeooo:rsid="000d46c4"/>
    </style:style>
    <style:style style:name="T22" style:family="text">
      <style:text-properties fo:language="en" fo:country="GB" officeooo:rsid="000de157"/>
    </style:style>
    <style:style style:name="T23" style:family="text">
      <style:text-properties fo:language="en" fo:country="GB" officeooo:rsid="000fd585"/>
    </style:style>
    <style:style style:name="T24" style:family="text">
      <style:text-properties fo:language="en" fo:country="GB" officeooo:rsid="0010bea1"/>
    </style:style>
    <style:style style:name="T25" style:family="text">
      <style:text-properties fo:language="en" fo:country="GB" officeooo:rsid="001125ec"/>
    </style:style>
    <style:style style:name="T26" style:family="text">
      <style:text-properties fo:language="en" fo:country="GB" officeooo:rsid="00121117"/>
    </style:style>
    <style:style style:name="T27" style:family="text">
      <style:text-properties fo:language="en" fo:country="GB" officeooo:rsid="00123b80"/>
    </style:style>
    <style:style style:name="T28" style:family="text">
      <style:text-properties fo:language="en" fo:country="GB" officeooo:rsid="0012ea97"/>
    </style:style>
    <style:style style:name="T29" style:family="text">
      <style:text-properties fo:language="en" fo:country="GB" officeooo:rsid="00134005"/>
    </style:style>
    <style:style style:name="T30" style:family="text">
      <style:text-properties fo:language="en" fo:country="GB" officeooo:rsid="00149d39"/>
    </style:style>
    <style:style style:name="T31" style:family="text">
      <style:text-properties fo:language="en" fo:country="GB" officeooo:rsid="0014b1ec"/>
    </style:style>
    <style:style style:name="T32" style:family="text">
      <style:text-properties fo:language="en" fo:country="GB" officeooo:rsid="001662b6"/>
    </style:style>
    <style:style style:name="T33" style:family="text">
      <style:text-properties fo:language="en" fo:country="GB" officeooo:rsid="00170c6c"/>
    </style:style>
    <style:style style:name="T34" style:family="text">
      <style:text-properties fo:language="en" fo:country="GB" officeooo:rsid="0018052f"/>
    </style:style>
    <style:style style:name="T35" style:family="text">
      <style:text-properties fo:language="en" fo:country="GB" officeooo:rsid="00193de9"/>
    </style:style>
    <style:style style:name="T36" style:family="text">
      <style:text-properties fo:language="en" fo:country="GB" officeooo:rsid="00195a46"/>
    </style:style>
    <style:style style:name="T37" style:family="text">
      <style:text-properties fo:language="en" fo:country="GB" officeooo:rsid="001a88d2"/>
    </style:style>
    <style:style style:name="Sect1" style:family="section">
      <style:section-properties style:writing-mode="lr-tb" style:editable="false">
        <style:columns fo:column-count="1" fo:column-gap="0cm"/>
      </style:section-properties>
    </style:style>
    <style:style style:name="Sect2" style:family="section">
      <style:section-properties style:writing-mode="lr-tb" style:editable="false">
        <style:columns fo:column-count="2" fo:column-gap="0.635cm">
          <style:column style:rel-width="32767*" fo:start-indent="0cm" fo:end-indent="0.317cm"/>
          <style:column style:rel-width="32768*" fo:start-indent="0.317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4">­</text:span><text:span text:style-name="T2">The Counter Anthropocentric-Attraction Morality-Intuitional-Directive</text:span><text:span text:style-name="T1"> Theory</text:span></text:p>
      <text:p text:style-name="P3"/>
      <text:section text:style-name="Sect1" text:name="TextSection">
        <text:p text:style-name="P4">Jack Don McLovin</text:p>
        <text:p text:style-name="P2">School of Engineering and ICT</text:p>
        <text:p text:style-name="P2">University of Tasmania</text:p>
        <text:p text:style-name="P2">Hobart, Australia</text:p>
        <text:p text:style-name="P2">donkeycon@protonmail.com</text:p>
        <text:p text:style-name="P2"/>
        <text:p text:style-name="P12"/>
      </text:section>
      <text:section text:style-name="Sect2" text:name="Section1">
        <text:p text:style-name="P1"><text:span text:style-name="T5">Abstract</text:span><text:span text:style-name="T1">—</text:span>The nature of <text:span text:style-name="T13">morality</text:span> <text:span text:style-name="T13">dilemmas</text:span> depends on the kind of <text:span text:style-name="T13">morality you believe in</text:span>. These <text:span text:style-name="T13">dilemmas</text:span> cannot be solved <text:span text:style-name="T13">if we take on over-idealistic intuitional-morality-directives</text:span>; thus, they are not <text:span text:style-name="T13">moralities</text:span>, rather they are constraints, or domains <text:span text:style-name="T13">and</text:span> ranges <text:span text:style-name="T13">of idealism-intuitional-directives</text:span>. Further, these <text:span text:style-name="T13">dilemmas</text:span> are already <text:span text:style-name="T13">answered</text:span> upon <text:span text:style-name="T13">pre-existing (assuming natural law depends on constants (whether they are the number pi or the number e, or the number R in Boyle’s Law))</text:span>, as they were not <text:span text:style-name="T13">invented</text:span>, they arise as natural mathematical law as a result of axioms, <text:span text:style-name="T13">pre-existing regardless of the variability of physical constants within the collective of the sum of the combinations of the permutations of the potential of multiverses</text:span>. The <text:span text:style-name="T13">arguments</text:span> associated with <text:span text:style-name="T13">Political Differences</text:span> and its <text:span text:style-name="T13">acadaemic-scale-propagations</text:span> to the point of <text:span text:style-name="T13">hyper-mass-psychogenic illness</text:span> and beyond are dramatically under estimated, while simultaneously being inevitable, <text:span text:style-name="T13">at this present moment</text:span>. Thus, discussion in regard to these <text:span text:style-name="T13">political differences and moral dilemmas</text:span> should be instead in regard to the <text:span text:style-name="T13">premises that come before our premises</text:span> <text:span text:style-name="T13">if we are to achieve unity and dissolve the relative-importance-weighting of both </text:span><text:span text:style-name="T14">the collective of </text:span><text:span text:style-name="T13">political differences and </text:span><text:span text:style-name="T14">the collective of </text:span><text:span text:style-name="T13">moral dilemmas, </text:span>and our <text:span text:style-name="T13">relationship</text:span> <text:span text:style-name="T13">to what comes before our</text:span> <text:span text:style-name="T13">axioms (either the prior system </text:span><text:span text:style-name="T14">that leads to</text:span><text:span text:style-name="T13"> our axioms or the </text:span><text:span text:style-name="T14">way we choose our attachments to those axioms (subjectivity)</text:span><text:span text:style-name="T13">), our </text:span><text:span text:style-name="T14">prior cognitive-process</text:span>.</text:p>
        <text:p text:style-name="P8"><text:span text:style-name="T1">Keywords—</text:span><text:span text:style-name="T3">moral dilemmas</text:span><text:span text:style-name="T1">; </text:span><text:span text:style-name="T3">over-idealism</text:span><text:span text:style-name="T1">; </text:span><text:span text:style-name="T3">intuitional-morality-directives</text:span><text:span text:style-name="T1">; </text:span><text:span text:style-name="T3">justifying counter-anthropocentric-attraction based morality-intuitional-directives</text:span><text:span text:style-name="T1">; </text:span><text:span text:style-name="T3">counter anthropocentric-attraction</text:span><text:span text:style-name="T1">; </text:span><text:span text:style-name="T3">overall-unity means devil/demon/jinn/suffering is one with unity</text:span><text:span text:style-name="T1">; </text:span><text:span text:style-name="T3">suffering is inevitable</text:span><text:span text:style-name="T1">; </text:span><text:span text:style-name="T3">accept that all pros come with cons.</text:span></text:p>
        <text:p text:style-name="P8"><text:span text:style-name="T8">First off, this paper’</text:span><text:span text:style-name="T9">s abstract was the introduction to the themes, as I believe it is so volatile I did not need to reveal the conclusion in a summary at the start, (which is what all abstracts seem to be) and so the introduction itself was gripping enough to draw you in.</text:span><text:span text:style-name="T8"> </text:span><text:span text:style-name="T9">Now, Relative Morality is based on subjectivity, which is a recognition of what drives our attachment to what axioms we follow</text:span><text:span text:style-name="T8">. </text:span><text:span text:style-name="T9">And yet all relative moralists believe in the same objectively statable consistent basis of a subjective system of morality and yet if they were to follow those axioms they would see that in them being the same they could then simply reason to as a whole “do as thou wilt” or choose their actions without a recognition of consistent morality and as a group enact what-ever benefited them the most as a group</text:span><text:span text:style-name="T8">. </text:span><text:span text:style-name="T9">That is, by stating your morality is subjective, then you are each stating that “it depends on how others see it” instead of saying “my morality is [this, that, or some other from those two]”</text:span><text:span text:style-name="T8">. </text:span><text:span text:style-name="T9">When this happens we are all acting on a basis of “if it was accepted that we could be for doing worse to each other and it benefited me, as my subjective notions are based on what I would prefer to see, witness, or encounter, then </text:span><text:span text:style-name="T11">I hope it goes all according to plan</text:span><text:span text:style-name="T9">”</text:span><text:span text:style-name="T8">. </text:span></text:p>
        <text:p text:style-name="P9"><text:span text:style-name="T9">[1] - An aside I thought while writing this paper, as I believe in myself so much that I never seem to leave flow-state (hit writer’s block / delete large chunks of information) when it comes to writing, </text:span><text:span text:style-name="T8">(the same happens with all habits: when you watch a movie that you liked the entirety of, you ingrain a subconscious process, you can see it by not being able to notice that it is incurring a series of slip-stream-synchronicities, but when you come to watch it again and can not consciously recall every exact detail down to the letter of the movie, and yet by hearing of it, you’ll trigger a thought process related to something about the start of the movie, and then you’ll start down a thought-train (stream of consciousness) and later in the movie the thought-train topic will relate directly with a long series of symbol structures throughout the movie that induce a deeper and more refined and clear thought about the exact original thought train. Thus with all habits, you lay down a subconscious process that is event triggered by the habit itself repeating – like watching a movie, going to the toilet, cooking dinner, writing content, building an app, managing a business, working a trade, doing yardwork, or investing in subjectively-priced assets).</text:span></text:p>
        <text:p text:style-name="P8"><text:span text:style-name="T9">By hoping for the best for ourselves as a morality system (rather than hope as a driver for the work to achieve what we hope) is wholly and entirely selfish and never </text:span><text:span text:style-name="T10">going to achieve the best for the whole (ie the collective of the others – COO), thus the whole (of the existence of natural consequence (natural law)) will be against you achieving both that hope and the resultant of success within your morality system</text:span><text:span text:style-name="T8">. <text:s/></text:span></text:p>
        <text:h text:style-name="P14" text:outline-level="1">Pronoia as having-moved-on-from-paranoia</text:h>
        <text:p text:style-name="P6"><text:span text:style-name="T15">Once a person has developed intense paranoia, it becomes relevant to them that they must do all they can to WORK </text:span><text:soft-page-break/><text:span text:style-name="T15">against the types of triggers for their paranoia</text:span>. <text:span text:style-name="T15">Once a person has dealt with the cause of their paranoia they develop into pronoia</text:span>.</text:p>
        <text:p text:style-name="P6"><text:span text:style-name="T16">Let me state the relevance of the Title so you can see where we are going. Anthropocentric-Attraction Morality-Intuitional-Directive means that we direct our morality </text:span><text:span text:style-name="T17">with intuition</text:span><text:span text:style-name="T16"> in a way that is derived by thinking that Man is the center of his own point-of-view / morality / or </text:span><text:span text:style-name="T17">problem set / goal set / purpose / ability to interpret / finding of meaning / creative potential</text:span>. <text:span text:style-name="T17">So to counter that is to say that being attracted to man being the center of these things is how we should construct our future directives for intuiting morality. If everything was based on us, individually, then we are not in recognition of the power of numbers outside of us, </text:span><text:span text:style-name="T18">we are not in recognition of the environment, and we are not in recognition that any object is not a separable object and can only exist within some kind of surrounding objective truths. And also, the best way to move forward with morality is to recognise the progression of morality, in that if you progress too far alone and you will fail and progressing others totally, but progress in baby-steps then you can prioritise for the ability to succeed in that progress being achieved.</text:span></text:p>
        <text:p text:style-name="P6"><text:span text:style-name="T18">And also the best way to move forward with morality is to inspire a fear for the worst outcomes as a driver for preventing the worst outcomes, by nature of Murphy’s Law, in that whatever can go wrong will go wrong, so if you aren’t aware of the worst possible outcomes and prevent them so that they can’t go wrong, then they will go wrong because you have not prevented them from going wrong</text:span>. <text:span text:style-name="T18">When a man makes a boat, he does not use rocks in thinking they might float, but if he were to make a boat out of rocks and try to float on it in the middle of an ocean, then he will surely drown to the depths, I take this oath. Particularly if morality is relative, then whatever environment you are in you must prepare for worse environments </text:span><text:span text:style-name="T19">if you are to prevent them from occurring, and to prepare for better environments involves knowing how to prevent them from worsening. The less awareness we have for our environment, the worse the environment will get as a consequence of our actions from ignorance that is to neglect the environment.</text:span></text:p>
        <text:p text:style-name="P7">The hardest way to achieve moral progress when the biggest moral dilemma is what type of morality to believe in, is to believe in an pro-anthropocentric morality that is to be attracted to moralities that result in pro-selfish consequences regardless of your environment. That is, in relation to this section as a whole, believing (everything that exists) within the world is (made) <text:span text:style-name="T6">for</text:span> you (to have or to exploit or to use for your own self-purpose) results in the worst possible outcome for you whether or not it is true (although it is not falsifiable any way you choose).</text:p>
        <text:p text:style-name="P6"><text:span text:style-name="T19">Thus, in actual fact, if we want the world to be most </text:span><text:span text:style-name="T7">for</text:span><text:span text:style-name="T19"> us the best action we can take is to believe that it is exactly the opposite and to do everything we can to prevent the worst outcomes that are the result of that in order to progress</text:span>. <text:span text:style-name="T20">As peace treaties are not signed when it is better for one to kill the other, but are signed out of strength and mutual recognition of the negative consequences that would result without the peace treaty which both are striving to prevent.</text:span></text:p>
        <text:p text:style-name="P6"><text:span text:style-name="T20">This is what is meant by “pronoia as having-moved-on-from paranoia” in that people who haven’t been paranoid cannot be pronoid, as they are apathetic to uncovering their own deepest darkest fears in order to resolve them, and they are incapable of seeing what it would take to develop pronoia which is the resolving of paranoia. That is, the greatest fear is the fear of fear itself, and so to solve “terrorism” (acts of or to inspire fear), is not just to squash it at every chance, but to recognise how to deal with fear and to move on from the greatest fear (abstract fear) into the actual fears which when becoming concrete and clear in the mind are capable of being resolved through preventative activities</text:span>.<text:bookmark text:name="_GoBack"/></text:p>
        <text:h text:style-name="P15" text:outline-level="1">The Morality Intuitional Directive</text:h>
        <text:p text:style-name="P5"><text:tab/><text:span text:style-name="T20">The directive is as follows. Whenever you come across a moral conundrum, dilemma, problem, choice, or directive, it is not better for you to act on your own behalf, it is better for you to act on other’s behalf, this is the basis of all morality absolutely and applicable not just in general but to all specific cases of morality. Thus, morality itself is about self-sacrifice and serving the community, so we should never believe a theory that serves us as individuals without it serving the community more-so. For any type of theory, (as belief itself is a moral imperative) in any category and any discipline, believing in anthropocentric theories is itself counter-productive. Thus this theory, directive and paper is not just in relation to morality, but in relation to what theories we ought to believe, and what the consequences are for believing in certain types of theories, and what the consequences are for holding certain types of beliefs. By seeking to self-serve in any belief or theory, it is counter productive to the goals of that belief or theory. </text:span><text:span text:style-name="T21">These goals may still be achieved without the particular theory or belief that we are currently looking at to achieve our goals. This is essential to the self-fulfilling-prophecy-of-irony. Irony is not just one of the biggest literary devices, but it is also one of the biggest resultants of ignorant beliefs and ignorant theories. Unintended irony is the epitome of lacking self-awareness.</text:span></text:p>
        <text:h text:style-name="P16" text:outline-level="1">Multi-Modal Descriptions of Resctrictions</text:h>
        <text:p text:style-name="P11"><text:span text:style-name="T22">Now, there are some restrictions, limitations, boundary conditions, principles, axioms, assumptions, presumptions, suppositions, and presuppositions for the application, directive, understanding, intuition behind, motive for, purpose for, moral for*, mission, vision, effectiveness, accuracy, precision, error bounds, and significance of it’s predictiveness and impact-level (the multiplication of it’s effectiveness with it’s average precision with it’s inverse-signficance with it’s range-density (number of uses a second multiplied by number of uses) of use over time) of “thinking the worst </text:span><text:span text:style-name="T29">(outcomes) </text:span><text:span text:style-name="T22">for the individual </text:span><text:span text:style-name="T29">(relative to everything else (in terms of ownership and power and growth of power))</text:span><text:span text:style-name="T22">” which could also be simultaneously phrased with “serving The (Big (collective of the plural</text:span><text:span text:style-name="T23"> of any and all given</text:span><text:span text:style-name="T22">)) Other” as is the deed of eternal sacrifice, the deepest possible teachings of Buddha and Jesus (achieving Christ Consciousness) as we would be expected to have at the end of completing The Age of Aquarius (which is equivalent to the maximal moral decay/decline (predictable by using more energy the planet can gain from the sun in a given time </text:span><text:span text:style-name="T23">(counter-growth of abundance (the inversion of the never </text:span><text:soft-page-break/><text:span text:style-name="T23">seemingly ending ‘infinite economic growth theory of capitalism’) and the more species that are dying (global mass extinction event (the greatest recorded extinction event since spacetime-relativity-based-history-of-creation)), the planet is at maximal pollution rates, and the ease of killing any single individual is as high as it can possibly get in any meaningful sense (ie. any bigger ease of killing would have a negligible impact on just how easy it would be to actualise the killing of any particular person by any particular maximally strongest killer entity that-is-to-blame for #BeingInControl), </text:span><text:span text:style-name="T24">and AI is better at most than most so now the AI-as-the-limit-to-AI problem (answering the question within an achievable limit: once everything is generated by AI what will we train AI on?) is in effect), or the greatest-possible-worst is to be feared (and yet it all gets easier from here (because it can’t get worse, so all we have to do is deal with it), while we never actually get over the circumstances (</text:span><text:span text:style-name="T29">the applicability of the restrictions around the urgent moral imperative for this theory</text:span><text:span text:style-name="T24">))</text:span><text:span text:style-name="T22">) since the First Adam’s accumulation of impact of Original Sin </text:span><text:span text:style-name="T25">(described in Hosea 13:12 as: The iniquity of the believers in “doubling of fruitfulness”(the name Ephraim also meaning Ephraimites (his descendents) also meaning “double land” or “twin land”) is bound up; His sin is stored up, (by the law of first mention: Genesis 41:52 “And the name of the second called he Ephraim (Hebrew word number 669) For God hath caused me to be fruitful in the land of my affliction”; </text:span><text:span text:style-name="T26">in a in the Gesenius Hebrew-Chaldee Lexicon of particular verse entries: “in his region was the mountain region, and there was wood of his region, bordering on Syria, ”, also the second son (often the line of import of the inherited messianic bloodline); occurring 180 times in 164 verses; the dual of “Eprath” another name for Bethlehem, the sister of Caleb (my brother’s name (a nickname my mother used was Cable: conjunction of Cain <text:s/>and Able (my first name and my middle name have the same letters, and my last name contains both), mentioned in Genesis 1 Ch 2:19 as: “And when Azubah (meaning “the forsaken”, son of Hezron (), daughter of Shilhi, </text:span><text:span text:style-name="T27">first mentioned in 1 Kings 22:42 as: “Jehoshaphat was thirty and five years old when he began to reign; and he reined twenty and fiver years in Jerusalem. And his mother’s name was Azubah the daughter of Shilhi (meaning “armed”; from a word used for sword, weapon, dart, plant, sprout, or shoot (this word is from a word used for a missile of attack, ie a spear or figuratively a shoot of growth, or as a name Shelah (a son of Arphaxad </text:span><text:span text:style-name="T28">()</text:span><text:span text:style-name="T27">; an aqueduct and pool near Jerusalem; a vulgar meaing is a “silo”; from a word that is the proper name for a well at the southeast of Jerusalem (known as the foot of Zion), referred to in Isaiah 8:6 “Forasmuch as this people refuseth the waters of Shiloah </text:span><text:span text:style-name="T28">(</text:span><text:span text:style-name="T27">first used in Nehemiah 3:15 “But the gate of the fountain repaired Shallun the son of Colhozeh, the ruler of part of Mizpah; he built it, and covered it, and set up the doors thereof, the locks thereof, and the bars thereof, and the wall of the pool of Siloah by the king’s garden, and unto the stairs that go down from the city of David”</text:span><text:span text:style-name="T28">)</text:span><text:span text:style-name="T27"> that go softly and rejoice in Rezin () and Remaliah’s () son”, </text:span><text:span text:style-name="T28">first used in 2 Ch 23:10 “And he set all the people, every man having his weapon in his hand, from the right side of the temple to the left side of the temple, along by the altar and the temple, by the king round about”</text:span><text:span text:style-name="T27">), ); )”</text:span><text:span text:style-name="T26">) was dead, Caleb took unto him Ephrath, which bare him Hur ()”)), ; </text:span><text:span text:style-name="T25">)), </text:span><text:span text:style-name="T30">which would be maximal at the beginning of the reign of Satan predicted by the “return” of the Messiah (for the Christians</text:span><text:span text:style-name="T22">) </text:span><text:span text:style-name="T30">or by the coming of the Messiah (for the Jews) as dictated by the return of The Red Heifer </text:span><text:span text:style-name="T31">(who’s ‘ashes’ (see the name Ephraim) would be burned by the priests for ritual purification; the word Heifer is first mentioned in Genesis 32:15 as “thirty milk camels for their kolck, forty heifers, and ten bulls, twenty she ashes, and ten foals”; the word Heifer is mentioned in the parable to pharoah in Genesis 42:2-27 about the 7 well-fed and heatlhy and 7 malnourished heifers in which the malnourished at up the healthy (the meek shall inherit the earth, and moral decline) and the 7 well-fed kine are 7 good years which are 7 </text:span><text:span text:style-name="T32">ears</text:span><text:span text:style-name="T31"> </text:span><text:span text:style-name="T32">(</text:span><text:span text:style-name="T31">of corn, or flowing streams, or branches; </text:span><text:span text:style-name="T32">first used in this parable “as coming up on one stalk rank and good”; also the name Shibboleth in reference to forcing people of Gilead to answer whether they were Ephraimites or of Shibboleth, and if they said Shibboleth they would be killed (in Judges 12, </text:span><text:span text:style-name="T33">referring to a man named Elon who judged Israel for 10 years who’s successor Abdon (also “Bedan” which if you remove the “B” from in both is essentially my name; meaning Servitude; first used in Josiah 21:30 as coming from the tribe of Asher (meaning happy; first used in 30:13 as “And Leah said, Happy am I, for the daughters will call me blessed: and she called his name Asher”; and referred to as of his tribe’s bread shall be fat and his tribe shall have royal “dainties” (word pronounce ma’adan (my name again); meaning delicacy, delicately or delight; </text:span><text:span text:style-name="T34">from a word meaning “delighted oneself”, used once in Nehemiah 9:25 as “and they took strong cities, and a fat land, and possessed houses full of all goods, wells digged, vineyards, and oliveyards, and fruit trees in abundance: so they did eat, and were filled, and became fat, and delighted themselves in they great goodness”, translated into Greek as archon (first used in</text:span><text:span text:style-name="T35"> the New Testament</text:span><text:span text:style-name="T34"> Matthew 9:18 as “While he spake these things unto them, behold, there came a certain archon, and worshipped him, saying, My daughter is even now dead: but come and lay thy hand upon her, and she shall live”, the miracle of the woman in a coma (what happened to my mother in pregnancy with me), the story we use for sleeping beauty, </text:span><text:span text:style-name="T35">and the ones who saw it spread his fame in all the country; last used in translating the Old Testament in Daniel 9:8 as “O Lord, to us belongeth confusion of face, to our kings, to our archons (here in english as princes), and to our fathers, because we have sinned against thee.”</text:span><text:span text:style-name="T34">); </text:span><text:span text:style-name="T36">in Yiddish translated as “secular”, in Yiddish a conjunction of a word for “we” and a word for “lapse” or “slipping” or “failure”, in Yiddish from a root the name “Madan” </text:span><text:span text:style-name="T37">(from the root Eden))</text:span><text:span text:style-name="T33">)) judged for 8 years before being buried in the land of Ephraim</text:span><text:span text:style-name="T32">)</text:span><text:span text:style-name="T31">); </text:span><text:span text:style-name="T37">the Red Heifer’s skin, flesh, and blood shall be burnt with her dung; while burning have cedar, hyssop, and scarlet cast onto it; and it’s ashes shall be used as a water of separation: a purification for sin; however the one who gathers the ashes shall be unclean until the evening; )</text:span><text:span text:style-name="T30">.</text:span></text:p>
        <text:p text:style-name="P3"/>
        <text:p text:style-name="P3"/>
        <text:list xml:id="list1578922972" text:style-name="WWNum8">
          <text:list-item>
            <text:p text:style-name="P17">moral for* there is a moral to the story of having a morality-intuitional-directive theory, and further a counter anthropocentric one, as well as there is a moral-imperative for creating/inventing/discovering one.</text:p>
          </text:list-item>
          <text:list-item>
            <text:p text:style-name="P19">Cohen MX. Where Does EEG Come From and What Does It Mean? Trends Neurosci. 2017 Apr;40(4):208-18</text:p>
          </text:list-item>
          <text:list-item>
            <text:p text:style-name="P19"><text:soft-page-break/>Kirschstein T, Köhling R. What is the source of the EEG? Clin EEG Neurosci. SAGE Publications; 2009 Jul 1;40(3):146-9</text:p>
          </text:list-item>
          <text:list-item>
            <text:p text:style-name="P20"><text:span text:style-name="T1">Myers, David G. Psychology 4</text:span><text:span text:style-name="T12">th</text:span><text:span text:style-name="T1"> Edition. New York: Worth Publishers Inc, 1995: 43.</text:span></text:p>
          </text:list-item>
          <text:list-item>
            <text:p text:style-name="P19">Robbins, A. A., Fox, S. E., Holmes, G. L., Scott, R. C., &amp; Barry, J. M. (2013). Short duration waveforms recorded extracellularly from freely moving rats are representative of axonal activity. Frontiers in Neural Circuits, 7. doi:10.3389/fncir.2013.00181</text:p>
          </text:list-item>
          <text:list-item>
            <text:p text:style-name="P18"/>
          </text:list-item>
          <text:list-item>
            <text:p text:style-name="P18"/>
          </text:list-item>
        </text:list>
        <text:p text:style-name="P21"/>
      </text:section>
      <text:section text:style-name="Sect1" text:name="Section2">
        <text:p text:style-name="P1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ngXian" svg:font-family="DengXian"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GB" style:letter-kerning="false" style:font-name-asian="DengXian"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GB" style:letter-kerning="false" style:font-name-asian="DengXian" style:font-size-asian="10pt" style:language-asian="zh" style:country-asian="CN"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DengXian" style:font-family-asian="DengXi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cm" fo:margin-right="0cm"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style:font-family-generic-asian="system" style:font-pitch-asian="variable"/>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Unicode MS" style:font-family-complex="'Arial Unicode MS'"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left="0cm" fo:margin-right="0cm"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font-name-asian="MS Mincho" style:font-family-asian="'MS Mincho'" style:font-family-generic-asian="system" style:font-pitch-asian="variable"/>
    </style:style>
    <style:style style:name="Heading_20_2" style:display-name="Heading 2" style:family="paragraph" style:parent-style-name="Standard" style:next-style-name="Standard" loext:linked-style-name="Heading_20_2_20_Char" style:default-outline-level="2" style:list-style-name="WWNum5" style:list-level="2" style:class="text">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name-asian="MS Mincho" style:font-family-asian="'MS Mincho'" style:font-family-generic-asian="system" style:font-pitch-asian="variable" style:font-style-asian="italic" style:font-style-complex="italic"/>
    </style:style>
    <style:style style:name="Heading_20_3" style:display-name="Heading 3" style:family="paragraph" style:parent-style-name="Standard" style:next-style-name="Standard" loext:linked-style-name="Heading_20_3_20_Char" style:default-outline-level="3" style:list-style-name="WWNum6" style:list-level="3" style:class="text">
      <style:paragraph-properties fo:margin-left="0cm" fo:margin-right="0cm" fo:line-height="0.423cm" fo:text-align="justify" style:justify-single-word="false" fo:text-indent="0.508cm" style:auto-text-indent="false"/>
      <style:text-properties fo:font-style="italic" style:font-name-asian="MS Mincho" style:font-family-asian="'MS Mincho'" style:font-family-generic-asian="system" style:font-pitch-asian="variable" style:font-style-asian="italic" style:font-style-complex="italic"/>
    </style:style>
    <style:style style:name="Heading_20_4" style:display-name="Heading 4" style:family="paragraph" style:parent-style-name="Standard" style:next-style-name="Standard" loext:linked-style-name="Heading_20_4_20_Char" style:default-outline-level="4" style:list-style-name="WWNum7" style:list-level="4" style:class="text">
      <style:paragraph-properties fo:margin-left="0cm" fo:margin-right="0cm" fo:margin-top="0.071cm" fo:margin-bottom="0.071cm" style:contextual-spacing="false" fo:text-align="justify" style:justify-single-word="false" fo:text-indent="0.889cm" style:auto-text-indent="false">
        <style:tab-stops>
          <style:tab-stop style:position="1.448cm"/>
        </style:tab-stops>
      </style:paragraph-properties>
      <style:text-properties fo:font-style="italic" style:font-name-asian="MS Mincho" style:font-family-asian="'MS Mincho'" style:font-family-generic-asian="system" style:font-pitch-asian="variable" style:font-style-asian="italic"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paragraph-properties fo:margin-left="0cm" fo:margin-right="0cm" fo:margin-top="0cm" fo:margin-bottom="0.353cm" style:contextual-spacing="false" fo:text-align="justify" style:justify-single-word="false" fo:orphans="2" fo:widows="2" fo:hyphenation-ladder-count="no-limit" fo:text-indent="0.483cm" style:auto-text-indent="false" style:writing-mode="lr-tb"/>
      <style:text-properties style:use-window-font-color="true" loext:opacity="0%" style:font-name="Times New Roman" fo:font-family="'Times New Roman'" style:font-family-generic="roman" style:font-pitch="variable" fo:font-size="9pt" fo:language="en" fo:country="US" fo:font-weight="bold" style:letter-kerning="false" style:font-name-asian="DengXian" style:font-family-asian="DengXia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ar" style:country-complex="SA" style:font-weight-complex="bold" fo:hyphenate="false" fo:hyphenation-remain-char-count="2" fo:hyphenation-push-char-count="2" loext:hyphenation-no-caps="false"/>
    </style:style>
    <style:style style:name="Affiliation" style:family="paragraph">
      <style:paragraph-properties fo:margin-top="0cm" fo:margin-bottom="0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DengXian" style:font-family-asian="DengXi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uthor" style:family="paragraph">
      <style:paragraph-properties fo:margin-top="0.635cm" fo:margin-bottom="0.071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DengXian" style:font-family-asian="DengXi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bullet_20_list" style:display-name="bullet list" style:family="paragraph" style:parent-style-name="Text_20_body" style:list-style-name="WWNum2" style:list-level="1">
      <style:paragraph-properties fo:margin-left="1.016cm" fo:margin-right="0cm" fo:text-indent="-0.508cm" style:auto-text-indent="false"/>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list-style-name="WWNum3" style:list-level="1">
      <style:paragraph-properties fo:margin-left="0cm" fo:margin-right="0cm" fo:margin-top="0.141cm" fo:margin-bottom="0.353cm" style:contextual-spacing="false" fo:text-align="justify" style:justify-single-word="false" fo:orphans="2" fo:widows="2" fo:hyphenation-ladder-count="no-limit" fo:text-indent="0cm" style:auto-text-indent="false" style:writing-mode="lr-tb">
        <style:tab-stops>
          <style:tab-stop style:position="0.94cm"/>
        </style:tab-stops>
      </style:paragraph-properties>
      <style:text-properties style:use-window-font-color="true" loext:opacity="0%" style:font-name="Times New Roman" fo:font-family="'Times New Roman'" style:font-family-generic="roman" style:font-pitch="variable" fo:font-size="8pt" fo:language="en" fo:country="US" style:letter-kerning="false" style:font-name-asian="DengXian" style:font-family-asian="DengXi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footnote" style:family="paragraph" style:list-style-name="WWNum4" style:list-level="1">
      <style:paragraph-properties fo:margin-top="0cm" fo:margin-bottom="0.071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DengXian" style:font-family-asian="DengXi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key_20_words" style:display-name="key words" style:family="paragraph">
      <style:paragraph-properties fo:margin-left="0cm" fo:margin-right="0cm" fo:margin-top="0cm" fo:margin-bottom="0.212cm" style:contextual-spacing="false" fo:text-align="justify" style:justify-single-word="false" fo:orphans="2" fo:widows="2" fo:hyphenation-ladder-count="no-limit" fo:text-indent="0.483cm" style:auto-text-indent="false" style:writing-mode="lr-tb"/>
      <style:text-properties style:use-window-font-color="true" loext:opacity="0%" style:font-name="Times New Roman" fo:font-family="'Times New Roman'" style:font-family-generic="roman" style:font-pitch="variable" fo:font-size="9pt" fo:language="en" fo:country="US" fo:font-style="italic" fo:font-weight="bold" style:letter-kerning="false" style:font-name-asian="DengXian" style:font-family-asian="DengXian" style:font-family-generic-asian="system" style:font-pitch-asian="variable" style:font-size-asian="9pt" style:language-asian="en" style:country-asian="US" style:font-style-asian="italic" style:font-weight-asian="bold" style:font-name-complex="Times New Roman1" style:font-family-complex="'Times New Roman'" style:font-family-generic-complex="system" style:font-pitch-complex="variable" style:font-size-complex="9pt" style:language-complex="ar" style:country-complex="SA" style:font-style-complex="italic" style:font-weight-complex="bold" fo:hyphenate="false" fo:hyphenation-remain-char-count="2" fo:hyphenation-push-char-count="2" loext:hyphenation-no-caps="false"/>
    </style:style>
    <style:style style:name="paper_20_subtitle" style:display-name="paper subtitle" style:family="paragraph">
      <style:paragraph-properties fo:margin-top="0cm" fo:margin-bottom="0.212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en" fo:country="US" style:letter-kerning="false" style:font-name-asian="DengXian" style:font-family-asian="DengXi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font-weight-complex="bold" fo:hyphenate="false" fo:hyphenation-remain-char-count="2" fo:hyphenation-push-char-count="2" loext:hyphenation-no-caps="false"/>
    </style:style>
    <style:style style:name="paper_20_title" style:display-name="paper title" style:family="paragraph">
      <style:paragraph-properties fo:margin-top="0cm" fo:margin-bottom="0.212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24pt" fo:language="en" fo:country="US" style:letter-kerning="false" style:font-name-asian="DengXian" style:font-family-asian="DengXian" style:font-family-generic-asian="system" style:font-pitch-asian="variable" style:font-size-asian="24pt" style:language-asian="en" style:country-asian="US" style:font-name-complex="Times New Roman1" style:font-family-complex="'Times New Roman'" style:font-family-generic-complex="system" style:font-pitch-complex="variable" style:font-size-complex="24pt" style:language-complex="ar" style:country-complex="SA" style:font-weight-complex="bold" fo:hyphenate="false" fo:hyphenation-remain-char-count="2" fo:hyphenation-push-char-count="2" loext:hyphenation-no-caps="false"/>
    </style:style>
    <style:style style:name="references" style:family="paragraph" style:list-style-name="WWNum8" style:list-level="1">
      <style:paragraph-properties fo:margin-top="0cm" fo:margin-bottom="0.088cm" style:contextual-spacing="false" fo:line-height="0.318cm"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DengXian" style:font-family-asian="DengXi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sponsors" style:family="paragraph">
      <style:paragraph-properties fo:margin-left="0cm" fo:margin-right="0cm" fo:margin-top="0cm" fo:margin-bottom="0cm" style:contextual-spacing="false" fo:text-align="start" style:justify-single-word="false" fo:orphans="2" fo:widows="2" fo:hyphenation-ladder-count="no-limit" fo:text-indent="0.508cm" style:auto-text-indent="false" fo:padding-left="0cm" fo:padding-right="0cm" fo:padding-top="0.071cm" fo:padding-bottom="0cm" fo:border-left="none" fo:border-right="none" fo:border-top="0.51pt solid #000000" fo:border-bottom="none" style:writing-mode="lr-tb"/>
      <style:text-properties style:use-window-font-color="true" loext:opacity="0%" style:font-name="Times New Roman" fo:font-family="'Times New Roman'" style:font-family-generic="roman" style:font-pitch="variable" fo:font-size="8pt" fo:language="en" fo:country="US" style:letter-kerning="false" style:font-name-asian="DengXian" style:font-family-asian="DengXi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cm" fo:margin-bottom="0cm"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DengXian" style:font-family-asian="DengXi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table_20_footnote" style:display-name="table footnote" style:family="paragraph" style:list-style-name="WWNum10" style:list-level="1">
      <style:paragraph-properties fo:margin-left="0.635cm" fo:margin-right="0cm" fo:margin-top="0.106cm" fo:margin-bottom="0.053cm" style:contextual-spacing="false" fo:text-align="end" style:justify-single-word="false" fo:orphans="2" fo:widows="2" fo:hyphenation-ladder-count="no-limit" fo:text-indent="0cm" style:auto-text-indent="false" style:writing-mode="lr-tb">
        <style:tab-stops>
          <style:tab-stop style:position="0.051cm"/>
        </style:tab-stops>
      </style:paragraph-properties>
      <style:text-properties style:use-window-font-color="true" loext:opacity="0%" style:font-name="Times New Roman" fo:font-family="'Times New Roman'" style:font-family-generic="roman" style:font-pitch="variable" fo:font-size="6pt" fo:language="en" fo:country="US" style:letter-kerning="false" style:font-name-asian="MS Mincho" style:font-family-asian="'MS Mincho'" style:font-family-generic-asian="system" style:font-pitch-asian="variable" style:font-size-asian="6pt" style:language-asian="en" style:country-asian="US" style:font-name-complex="Times New Roman1" style:font-family-complex="'Times New Roman'" style:font-family-generic-complex="system" style:font-pitch-complex="variable" style:font-size-complex="6pt" style:language-complex="ar" style:country-complex="SA" fo:hyphenate="false" fo:hyphenation-remain-char-count="2" fo:hyphenation-push-char-count="2" loext:hyphenation-no-caps="false"/>
    </style:style>
    <style:style style:name="table_20_head" style:display-name="table head" style:family="paragraph" style:list-style-name="WWNum9" style:list-level="1">
      <style:paragraph-properties fo:margin-top="0.423cm" fo:margin-bottom="0.212cm" style:contextual-spacing="false" fo:line-height="90%" fo:text-align="center" style:justify-single-word="false" fo:orphans="2" fo:widows="2" fo:hyphenation-ladder-count="no-limit" style:writing-mode="lr-tb"/>
      <style:text-properties fo:font-variant="small-caps" style:use-window-font-color="true" loext:opacity="0%" style:font-name="Times New Roman" fo:font-family="'Times New Roman'" style:font-family-generic="roman" style:font-pitch="variable" fo:font-size="8pt" fo:language="en" fo:country="US" style:letter-kerning="false" style:font-name-asian="DengXian" style:font-family-asian="DengXi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loext:linked-style-name="Comment_20_Text_20_Char">
      <style:text-properties fo:font-size="12pt" style:font-size-asian="12pt" style:font-size-complex="12pt"/>
    </style:style>
    <style:style style:name="annotation_20_subject" style:display-name="annotation subject" style:family="paragraph" style:parent-style-name="annotation_20_text" style:next-style-name="annotation_20_text" loext:linked-style-name="Comment_20_Subject_20_Char">
      <style:text-properties fo:font-size="10pt" fo:font-weight="bold" style:font-size-asian="10pt" style:font-weight-asian="bold" style:font-size-complex="10pt" style:font-weight-complex="bold"/>
    </style:style>
    <style:style style:name="Balloon_20_Text" style:display-name="Balloon Text" style:family="paragraph" style:parent-style-name="Standard" loext:linked-style-name="Balloon_20_Text_20_Char">
      <style:text-properties fo:font-size="9pt" style:font-size-asian="9pt" style:font-size-complex="9pt"/>
    </style:style>
    <style:style style:name="Endnote" style:family="paragraph" style:parent-style-name="Standard" loext:linked-style-name="Endnote_20_Text_20_Char" style:class="extra">
      <style:text-properties fo:font-size="12pt" style:font-size-asian="12pt" style:font-size-complex="12pt"/>
    </style:style>
    <style:style style:name="Default_20_Paragraph_20_Font" style:display-name="Default Paragraph Font" style:family="text"/>
    <style:style style:name="Heading_20_1_20_Char" style:display-name="Heading 1 Char" style:family="text" loext:linked-style-name="Heading_20_1">
      <style:text-properties fo:font-variant="small-caps" style:font-name="Times New Roman" fo:font-family="'Times New Roman'" style:font-family-generic="roman" style:font-pitch="variable" style:font-name-asian="MS Mincho" style:font-family-asian="'MS Mincho'" style:font-family-generic-asian="system" style:font-pitch-asian="variable"/>
    </style:style>
    <style:style style:name="Heading_20_2_20_Char" style:display-name="Heading 2 Char" style:family="text" loext:linked-style-name="Heading_20_2">
      <style:text-properties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eading_20_3_20_Char" style:display-name="Heading 3 Char" style:family="text" loext:linked-style-name="Heading_20_3">
      <style:text-properties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eading_20_4_20_Char" style:display-name="Heading 4 Char" style:family="text" loext:linked-style-name="Heading_20_4">
      <style:text-properties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eading_20_5_20_Char" style:display-name="Heading 5 Char" style:family="text" loext:linked-style-name="Heading_20_5">
      <style:text-properties fo:font-size="13pt" fo:font-style="italic" fo:font-weight="bold"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loext:linked-style-name="annotation_20_text">
      <style:text-properties style:font-name="Times New Roman" fo:font-family="'Times New Roman'" style:font-family-generic="roman" style:font-pitch="variable" fo:font-size="12pt" fo:language="en" fo:country="US" style:font-size-asian="12pt" style:language-asian="en" style:country-asian="US" style:font-size-complex="12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size="12pt" fo:language="en" fo:country="US" fo:font-weight="bold" style:font-size-asian="12pt" style:language-asian="en" style:country-asian="US" style:font-weight-asian="bold" style:font-size-complex="12pt" style:font-weight-complex="bold"/>
    </style:style>
    <style:style style:name="Balloon_20_Text_20_Char" style:display-name="Balloon Text Char" style:family="text" style:parent-style-name="Default_20_Paragraph_20_Font" loext:linked-style-name="Balloon_20_Text">
      <style:text-properties style:font-name="Times New Roman" fo:font-family="'Times New Roman'" style:font-family-generic="roman" style:font-pitch="variable" fo:font-size="9pt" fo:language="en" fo:country="US" style:font-size-asian="9pt" style:language-asian="en" style:country-asian="US" style:font-size-complex="9pt"/>
    </style:style>
    <style:style style:name="Placeholder_20_Text" style:display-name="Placeholder Text" style:family="text" style:parent-style-name="Default_20_Paragraph_20_Font">
      <style:text-properties fo:color="#808080" loext:opacity="100%"/>
    </style:style>
    <style:style style:name="Endnote_20_Text_20_Char" style:display-name="Endnote Text Char" style:family="text" style:parent-style-name="Default_20_Paragraph_20_Font" loext:linked-style-name="Endnote">
      <style:text-properties style:font-name="Times New Roman" fo:font-family="'Times New Roman'" style:font-family-generic="roman" style:font-pitch="variable" fo:font-size="12pt" fo:language="en" fo:country="US" style:font-size-asian="12pt" style:language-asian="en" style:country-asian="US" style:font-size-complex="12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 style:display-name="ListLabel 2"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 style:display-name="ListLabel 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loext:num-list-format="%1%."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2"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3" loext:num-list-format="%3%)"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4" loext:num-list-format="%4%)"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text:style-name="ListLabel_20_5" loext:num-list-format="%5%" style:num-format="">
        <style:list-level-properties text:list-level-position-and-space-mode="label-alignment">
          <style:list-level-label-alignment text:label-followed-by="nothing" fo:margin-left="5.08cm"/>
        </style:list-level-properties>
      </text:outline-level-style>
      <text:outline-level-style text:level="6" text:style-name="ListLabel_20_6"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ListLabel_20_7" loext:num-list-format="(%7%)"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ListLabel_20_8"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ListLabel_20_9" loext:num-list-format="(%9%)"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Fig. %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fo:margin-left="5.08cm"/>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fo:margin-left="5.08cm"/>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fo:margin-left="5.08cm"/>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9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6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13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40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7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94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21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7-07-16T14:09:00</meta:creation-date>
    <meta:initial-creator>Aden Handasyde</meta:initial-creator>
    <dc:language>en-AU</dc:language>
    <dc:date>2023-08-26T06:06:07.668086978</dc:date>
    <meta:editing-cycles>21</meta:editing-cycles>
    <dc:title>Paper Title (use style: paper title)</dc:title>
    <meta:editing-duration>PT2H10M39S</meta:editing-duration>
    <meta:generator>LibreOffice/7.3.0.3$MacOSX_X86_64 LibreOffice_project/0f246aa12d0eee4a0f7adcefbf7c878fc2238db3</meta:generator>
    <meta:document-statistic meta:table-count="0" meta:image-count="0" meta:object-count="0" meta:page-count="4" meta:paragraph-count="29" meta:word-count="3309" meta:character-count="19560" meta:non-whitespace-character-count="16284"/>
    <meta:user-defined meta:name="AppVersion">15.0000</meta:user-defined>
    <meta:user-defined meta:name="Company">IEEE</meta:user-defined>
    <meta:template xlink:type="simple" xlink:actuate="onRequest" xlink:title="On Artificial Intelligence - The Unsolveable Control Problems.dotx" xlink:href=""/>
  </office:meta>
</office:document-meta>
</file>